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9.6mm" svg:y="116.81mm">
            <draw:object draw:notify-on-update-of-ranges="Sheet1.B3:Sheet1.B3 Sheet1.C3:Sheet1.F3 Sheet1.B1:Sheet1.B1 Sheet1.B19:Sheet1.F19 Sheet1.G1:Sheet1.G1 Sheet1.G19:Sheet1.K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ce3"/>
        <table:table-column table:style-name="co2" table:default-cell-style-name="ce3"/>
        <table:table-column table:style-name="co1" table:number-columns-repeated="1017" table:default-cell-style-name="ce3"/>
        <table:table-row table:style-name="ro1">
          <table:table-cell table:style-name="ce1" office:value-type="string" calcext:value-type="string" table:number-columns-spanned="1" table:number-rows-spanned="3">
            <text:p>Experiments</text:p>
          </table:table-cell>
          <table:table-cell table:style-name="ce1" office:value-type="string" calcext:value-type="string" table:number-columns-spanned="5" table:number-rows-spanned="1">
            <text:p>Parallel</text:p>
          </table:table-cell>
          <table:covered-table-cell table:number-columns-repeated="4" table:style-name="ce2"/>
          <table:table-cell table:style-name="ce1" office:value-type="string" calcext:value-type="string" table:number-columns-spanned="5" table:number-rows-spanned="1">
            <text:p>Serial</text:p>
          </table:table-cell>
          <table:covered-table-cell table:number-columns-repeated="4" table:style-name="ce2"/>
          <table:table-cell table:number-columns-repeated="1013"/>
        </table:table-row>
        <table:table-row table:style-name="ro1">
          <table:covered-table-cell table:style-name="ce2"/>
          <table:table-cell table:style-name="ce1" office:value-type="string" calcext:value-type="string" table:number-columns-spanned="5" table:number-rows-spanned="1">
            <text:p>Instance</text:p>
          </table:table-cell>
          <table:covered-table-cell table:number-columns-repeated="4" table:style-name="ce2"/>
          <table:table-cell table:style-name="ce1" office:value-type="string" calcext:value-type="string" table:number-columns-spanned="5" table:number-rows-spanned="1">
            <text:p>Instance</text:p>
          </table:table-cell>
          <table:covered-table-cell table:number-columns-repeated="4" table:style-name="ce2"/>
          <table:table-cell table:number-columns-repeated="1013"/>
        </table:table-row>
        <table:table-row table:style-name="ro1">
          <table:covered-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0.00073" calcext:value-type="float">
            <text:p>0,00073</text:p>
          </table:table-cell>
          <table:table-cell table:style-name="ce4" office:value-type="float" office:value="0.003037" calcext:value-type="float">
            <text:p>0,003037</text:p>
          </table:table-cell>
          <table:table-cell table:style-name="ce4" office:value-type="float" office:value="0.815538" calcext:value-type="float">
            <text:p>0,815538</text:p>
          </table:table-cell>
          <table:table-cell table:style-name="ce4" office:value-type="float" office:value="2.304093" calcext:value-type="float">
            <text:p>2,304093</text:p>
          </table:table-cell>
          <table:table-cell table:style-name="ce4" office:value-type="float" office:value="5.449027" calcext:value-type="float">
            <text:p>5,449027</text:p>
          </table:table-cell>
          <table:table-cell table:style-name="ce5" office:value-type="float" office:value="0.000015" calcext:value-type="float">
            <text:p>1,5E-05</text:p>
          </table:table-cell>
          <table:table-cell table:style-name="ce5" office:value-type="float" office:value="0.010111" calcext:value-type="float">
            <text:p>0,010111</text:p>
          </table:table-cell>
          <table:table-cell table:style-name="ce5" office:value-type="float" office:value="5.303346" calcext:value-type="float">
            <text:p>5,303346</text:p>
          </table:table-cell>
          <table:table-cell table:style-name="ce5" office:value-type="float" office:value="8.688371" calcext:value-type="float">
            <text:p>8,688371</text:p>
          </table:table-cell>
          <table:table-cell table:style-name="ce5" office:value-type="float" office:value="30.469323" calcext:value-type="float">
            <text:p>30,469323</text:p>
          </table:table-cell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0.000247" calcext:value-type="float">
            <text:p>0,000247</text:p>
          </table:table-cell>
          <table:table-cell table:style-name="ce4" office:value-type="float" office:value="0.00305" calcext:value-type="float">
            <text:p>0,00305</text:p>
          </table:table-cell>
          <table:table-cell table:style-name="ce4" office:value-type="float" office:value="0.817894" calcext:value-type="float">
            <text:p>0,817894</text:p>
          </table:table-cell>
          <table:table-cell table:style-name="ce4" office:value-type="float" office:value="2.323669" calcext:value-type="float">
            <text:p>2,323669</text:p>
          </table:table-cell>
          <table:table-cell table:style-name="ce4" office:value-type="float" office:value="5.375597" calcext:value-type="float">
            <text:p>5,375597</text:p>
          </table:table-cell>
          <table:table-cell table:style-name="ce5" office:value-type="float" office:value="0.000015" calcext:value-type="float">
            <text:p>1,5E-05</text:p>
          </table:table-cell>
          <table:table-cell table:style-name="ce5" office:value-type="float" office:value="0.004969" calcext:value-type="float">
            <text:p>0,004969</text:p>
          </table:table-cell>
          <table:table-cell table:style-name="ce5" office:value-type="float" office:value="5.409512" calcext:value-type="float">
            <text:p>5,409512</text:p>
          </table:table-cell>
          <table:table-cell table:style-name="ce5" office:value-type="float" office:value="8.6197" calcext:value-type="float">
            <text:p>8,6197</text:p>
          </table:table-cell>
          <table:table-cell table:style-name="ce5" office:value-type="float" office:value="27.935731" calcext:value-type="float">
            <text:p>27,935731</text:p>
          </table:table-cell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float" office:value="0.000388" calcext:value-type="float">
            <text:p>0,000388</text:p>
          </table:table-cell>
          <table:table-cell table:style-name="ce4" office:value-type="float" office:value="0.002167" calcext:value-type="float">
            <text:p>0,002167</text:p>
          </table:table-cell>
          <table:table-cell table:style-name="ce4" office:value-type="float" office:value="0.831253" calcext:value-type="float">
            <text:p>0,831253</text:p>
          </table:table-cell>
          <table:table-cell table:style-name="ce4" office:value-type="float" office:value="2.401432" calcext:value-type="float">
            <text:p>2,401432</text:p>
          </table:table-cell>
          <table:table-cell table:style-name="ce4" office:value-type="float" office:value="5.2944" calcext:value-type="float">
            <text:p>5,2944</text:p>
          </table:table-cell>
          <table:table-cell table:style-name="ce5" office:value-type="float" office:value="0.000022" calcext:value-type="float">
            <text:p>2,2E-05</text:p>
          </table:table-cell>
          <table:table-cell table:style-name="ce5" office:value-type="float" office:value="0.005149" calcext:value-type="float">
            <text:p>0,005149</text:p>
          </table:table-cell>
          <table:table-cell table:style-name="ce5" office:value-type="float" office:value="5.659421" calcext:value-type="float">
            <text:p>5,659421</text:p>
          </table:table-cell>
          <table:table-cell table:style-name="ce5" office:value-type="float" office:value="8.802203" calcext:value-type="float">
            <text:p>8,802203</text:p>
          </table:table-cell>
          <table:table-cell table:style-name="ce5" office:value-type="float" office:value="26.80189" calcext:value-type="float">
            <text:p>26,80189</text:p>
          </table:table-cell>
          <table:table-cell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float" office:value="0.000128" calcext:value-type="float">
            <text:p>0,000128</text:p>
          </table:table-cell>
          <table:table-cell table:style-name="ce4" office:value-type="float" office:value="0.001506" calcext:value-type="float">
            <text:p>0,001506</text:p>
          </table:table-cell>
          <table:table-cell table:style-name="ce4" office:value-type="float" office:value="0.855897" calcext:value-type="float">
            <text:p>0,855897</text:p>
          </table:table-cell>
          <table:table-cell table:style-name="ce4" office:value-type="float" office:value="2.410016" calcext:value-type="float">
            <text:p>2,410016</text:p>
          </table:table-cell>
          <table:table-cell table:style-name="ce4" office:value-type="float" office:value="5.367499" calcext:value-type="float">
            <text:p>5,367499</text:p>
          </table:table-cell>
          <table:table-cell table:style-name="ce5" office:value-type="float" office:value="0.000015" calcext:value-type="float">
            <text:p>1,5E-05</text:p>
          </table:table-cell>
          <table:table-cell table:style-name="ce5" office:value-type="float" office:value="0.003683" calcext:value-type="float">
            <text:p>0,003683</text:p>
          </table:table-cell>
          <table:table-cell table:style-name="ce5" office:value-type="float" office:value="5.682254" calcext:value-type="float">
            <text:p>5,682254</text:p>
          </table:table-cell>
          <table:table-cell table:style-name="ce5" office:value-type="float" office:value="9.245914" calcext:value-type="float">
            <text:p>9,245914</text:p>
          </table:table-cell>
          <table:table-cell table:style-name="ce5" office:value-type="float" office:value="28.549989" calcext:value-type="float">
            <text:p>28,549989</text:p>
          </table:table-cell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float" office:value="0.000135" calcext:value-type="float">
            <text:p>0,000135</text:p>
          </table:table-cell>
          <table:table-cell table:style-name="ce4" office:value-type="float" office:value="0.001671" calcext:value-type="float">
            <text:p>0,001671</text:p>
          </table:table-cell>
          <table:table-cell table:style-name="ce4" office:value-type="float" office:value="0.854478" calcext:value-type="float">
            <text:p>0,854478</text:p>
          </table:table-cell>
          <table:table-cell table:style-name="ce4" office:value-type="float" office:value="2.519374" calcext:value-type="float">
            <text:p>2,519374</text:p>
          </table:table-cell>
          <table:table-cell table:style-name="ce4" office:value-type="float" office:value="5.340765" calcext:value-type="float">
            <text:p>5,340765</text:p>
          </table:table-cell>
          <table:table-cell table:style-name="ce5" office:value-type="float" office:value="0.000015" calcext:value-type="float">
            <text:p>1,5E-05</text:p>
          </table:table-cell>
          <table:table-cell table:style-name="ce5" office:value-type="float" office:value="0.003488" calcext:value-type="float">
            <text:p>0,003488</text:p>
          </table:table-cell>
          <table:table-cell table:style-name="ce5" office:value-type="float" office:value="4.665885" calcext:value-type="float">
            <text:p>4,665885</text:p>
          </table:table-cell>
          <table:table-cell table:style-name="ce5" office:value-type="float" office:value="9.010254" calcext:value-type="float">
            <text:p>9,010254</text:p>
          </table:table-cell>
          <table:table-cell table:style-name="ce5" office:value-type="float" office:value="30.678219" calcext:value-type="float">
            <text:p>30,678219</text:p>
          </table:table-cell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float" office:value="0.000109" calcext:value-type="float">
            <text:p>0,000109</text:p>
          </table:table-cell>
          <table:table-cell table:style-name="ce4" office:value-type="float" office:value="0.001579" calcext:value-type="float">
            <text:p>0,001579</text:p>
          </table:table-cell>
          <table:table-cell table:style-name="ce4" office:value-type="float" office:value="0.85327" calcext:value-type="float">
            <text:p>0,85327</text:p>
          </table:table-cell>
          <table:table-cell table:style-name="ce4" office:value-type="float" office:value="2.587096" calcext:value-type="float">
            <text:p>2,587096</text:p>
          </table:table-cell>
          <table:table-cell table:style-name="ce4" office:value-type="float" office:value="5.344072" calcext:value-type="float">
            <text:p>5,344072</text:p>
          </table:table-cell>
          <table:table-cell table:style-name="ce5" office:value-type="float" office:value="0.000015" calcext:value-type="float">
            <text:p>1,5E-05</text:p>
          </table:table-cell>
          <table:table-cell table:style-name="ce5" office:value-type="float" office:value="0.00357" calcext:value-type="float">
            <text:p>0,00357</text:p>
          </table:table-cell>
          <table:table-cell table:style-name="ce5" office:value-type="float" office:value="5.55562" calcext:value-type="float">
            <text:p>5,55562</text:p>
          </table:table-cell>
          <table:table-cell table:style-name="ce5" office:value-type="float" office:value="8.491108" calcext:value-type="float">
            <text:p>8,491108</text:p>
          </table:table-cell>
          <table:table-cell table:style-name="ce5" office:value-type="float" office:value="31.571568" calcext:value-type="float">
            <text:p>31,571568</text:p>
          </table:table-cell>
          <table:table-cell table:number-columns-repeated="10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0.000122" calcext:value-type="float">
            <text:p>0,000122</text:p>
          </table:table-cell>
          <table:table-cell table:style-name="ce4" office:value-type="float" office:value="0.000873" calcext:value-type="float">
            <text:p>0,000873</text:p>
          </table:table-cell>
          <table:table-cell table:style-name="ce4" office:value-type="float" office:value="0.893671" calcext:value-type="float">
            <text:p>0,893671</text:p>
          </table:table-cell>
          <table:table-cell table:style-name="ce4" office:value-type="float" office:value="2.664111" calcext:value-type="float">
            <text:p>2,664111</text:p>
          </table:table-cell>
          <table:table-cell table:style-name="ce4" office:value-type="float" office:value="5.323178" calcext:value-type="float">
            <text:p>5,323178</text:p>
          </table:table-cell>
          <table:table-cell table:style-name="ce5" office:value-type="float" office:value="0.000024" calcext:value-type="float">
            <text:p>2,4E-05</text:p>
          </table:table-cell>
          <table:table-cell table:style-name="ce5" office:value-type="float" office:value="0.00365" calcext:value-type="float">
            <text:p>0,00365</text:p>
          </table:table-cell>
          <table:table-cell table:style-name="ce5" office:value-type="float" office:value="5.074447" calcext:value-type="float">
            <text:p>5,074447</text:p>
          </table:table-cell>
          <table:table-cell table:style-name="ce5" office:value-type="float" office:value="8.374885" calcext:value-type="float">
            <text:p>8,374885</text:p>
          </table:table-cell>
          <table:table-cell table:style-name="ce5" office:value-type="float" office:value="33.453226" calcext:value-type="float">
            <text:p>33,453226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float" office:value="0.00017" calcext:value-type="float">
            <text:p>0,00017</text:p>
          </table:table-cell>
          <table:table-cell table:style-name="ce4" office:value-type="float" office:value="0.001599" calcext:value-type="float">
            <text:p>0,001599</text:p>
          </table:table-cell>
          <table:table-cell table:style-name="ce4" office:value-type="float" office:value="0.871202" calcext:value-type="float">
            <text:p>0,871202</text:p>
          </table:table-cell>
          <table:table-cell table:style-name="ce4" office:value-type="float" office:value="2.589894" calcext:value-type="float">
            <text:p>2,589894</text:p>
          </table:table-cell>
          <table:table-cell table:style-name="ce4" office:value-type="float" office:value="5.341651" calcext:value-type="float">
            <text:p>5,341651</text:p>
          </table:table-cell>
          <table:table-cell table:style-name="ce5" office:value-type="float" office:value="0.000009" calcext:value-type="float">
            <text:p>9E-06</text:p>
          </table:table-cell>
          <table:table-cell table:style-name="ce5" office:value-type="float" office:value="0.003489" calcext:value-type="float">
            <text:p>0,003489</text:p>
          </table:table-cell>
          <table:table-cell table:style-name="ce5" office:value-type="float" office:value="3.896746" calcext:value-type="float">
            <text:p>3,896746</text:p>
          </table:table-cell>
          <table:table-cell table:style-name="ce5" office:value-type="float" office:value="8.477871" calcext:value-type="float">
            <text:p>8,477871</text:p>
          </table:table-cell>
          <table:table-cell table:style-name="ce5" office:value-type="float" office:value="31.901998" calcext:value-type="float">
            <text:p>31,901998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float" office:value="0.000119" calcext:value-type="float">
            <text:p>0,000119</text:p>
          </table:table-cell>
          <table:table-cell table:style-name="ce4" office:value-type="float" office:value="0.001595" calcext:value-type="float">
            <text:p>0,001595</text:p>
          </table:table-cell>
          <table:table-cell table:style-name="ce4" office:value-type="float" office:value="0.88799" calcext:value-type="float">
            <text:p>0,88799</text:p>
          </table:table-cell>
          <table:table-cell table:style-name="ce4" office:value-type="float" office:value="2.605373" calcext:value-type="float">
            <text:p>2,605373</text:p>
          </table:table-cell>
          <table:table-cell table:style-name="ce4" office:value-type="float" office:value="5.305572" calcext:value-type="float">
            <text:p>5,305572</text:p>
          </table:table-cell>
          <table:table-cell table:style-name="ce5" office:value-type="float" office:value="0.000014" calcext:value-type="float">
            <text:p>1,4E-05</text:p>
          </table:table-cell>
          <table:table-cell table:style-name="ce5" office:value-type="float" office:value="0.004499" calcext:value-type="float">
            <text:p>0,004499</text:p>
          </table:table-cell>
          <table:table-cell table:style-name="ce5" office:value-type="float" office:value="4.610814" calcext:value-type="float">
            <text:p>4,610814</text:p>
          </table:table-cell>
          <table:table-cell table:style-name="ce5" office:value-type="float" office:value="8.059368" calcext:value-type="float">
            <text:p>8,059368</text:p>
          </table:table-cell>
          <table:table-cell table:style-name="ce5" office:value-type="float" office:value="31.896864" calcext:value-type="float">
            <text:p>31,896864</text:p>
          </table:table-cell>
          <table:table-cell table:number-columns-repeated="101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float" office:value="0.000137" calcext:value-type="float">
            <text:p>0,000137</text:p>
          </table:table-cell>
          <table:table-cell table:style-name="ce4" office:value-type="float" office:value="0.000818" calcext:value-type="float">
            <text:p>0,000818</text:p>
          </table:table-cell>
          <table:table-cell table:style-name="ce4" office:value-type="float" office:value="0.907846" calcext:value-type="float">
            <text:p>0,907846</text:p>
          </table:table-cell>
          <table:table-cell table:style-name="ce4" office:value-type="float" office:value="2.667855" calcext:value-type="float">
            <text:p>2,667855</text:p>
          </table:table-cell>
          <table:table-cell table:style-name="ce4" office:value-type="float" office:value="5.348816" calcext:value-type="float">
            <text:p>5,348816</text:p>
          </table:table-cell>
          <table:table-cell table:style-name="ce5" office:value-type="float" office:value="0.000009" calcext:value-type="float">
            <text:p>9E-06</text:p>
          </table:table-cell>
          <table:table-cell table:style-name="ce5" office:value-type="float" office:value="0.003489" calcext:value-type="float">
            <text:p>0,003489</text:p>
          </table:table-cell>
          <table:table-cell table:style-name="ce5" office:value-type="float" office:value="3.766394" calcext:value-type="float">
            <text:p>3,766394</text:p>
          </table:table-cell>
          <table:table-cell table:style-name="ce5" office:value-type="float" office:value="10.35246" calcext:value-type="float">
            <text:p>10,35246</text:p>
          </table:table-cell>
          <table:table-cell table:style-name="ce5" office:value-type="float" office:value="31.788197" calcext:value-type="float">
            <text:p>31,788197</text:p>
          </table:table-cell>
          <table:table-cell table:number-columns-repeated="101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float" office:value="0.00171" calcext:value-type="float">
            <text:p>0,00171</text:p>
          </table:table-cell>
          <table:table-cell table:style-name="ce4" office:value-type="float" office:value="0.001599" calcext:value-type="float">
            <text:p>0,001599</text:p>
          </table:table-cell>
          <table:table-cell table:style-name="ce4" office:value-type="float" office:value="0.897764" calcext:value-type="float">
            <text:p>0,897764</text:p>
          </table:table-cell>
          <table:table-cell table:style-name="ce4" office:value-type="float" office:value="2.627845" calcext:value-type="float">
            <text:p>2,627845</text:p>
          </table:table-cell>
          <table:table-cell table:style-name="ce4" office:value-type="float" office:value="5.380628" calcext:value-type="float">
            <text:p>5,380628</text:p>
          </table:table-cell>
          <table:table-cell table:style-name="ce5" office:value-type="float" office:value="0.00001" calcext:value-type="float">
            <text:p>1E-05</text:p>
          </table:table-cell>
          <table:table-cell table:style-name="ce5" office:value-type="float" office:value="0.003589" calcext:value-type="float">
            <text:p>0,003589</text:p>
          </table:table-cell>
          <table:table-cell table:style-name="ce5" office:value-type="float" office:value="3.468451" calcext:value-type="float">
            <text:p>3,468451</text:p>
          </table:table-cell>
          <table:table-cell table:style-name="ce5" office:value-type="float" office:value="16.266119" calcext:value-type="float">
            <text:p>16,266119</text:p>
          </table:table-cell>
          <table:table-cell table:style-name="ce5" office:value-type="float" office:value="32.223716" calcext:value-type="float">
            <text:p>32,223716</text:p>
          </table:table-cell>
          <table:table-cell table:number-columns-repeated="101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float" office:value="0.000124" calcext:value-type="float">
            <text:p>0,000124</text:p>
          </table:table-cell>
          <table:table-cell table:style-name="ce4" office:value-type="float" office:value="0.000985" calcext:value-type="float">
            <text:p>0,000985</text:p>
          </table:table-cell>
          <table:table-cell table:style-name="ce4" office:value-type="float" office:value="0.89479" calcext:value-type="float">
            <text:p>0,89479</text:p>
          </table:table-cell>
          <table:table-cell table:style-name="ce4" office:value-type="float" office:value="2.640893" calcext:value-type="float">
            <text:p>2,640893</text:p>
          </table:table-cell>
          <table:table-cell table:style-name="ce4" office:value-type="float" office:value="5.344848" calcext:value-type="float">
            <text:p>5,344848</text:p>
          </table:table-cell>
          <table:table-cell table:style-name="ce5" office:value-type="float" office:value="0.000009" calcext:value-type="float">
            <text:p>9E-06</text:p>
          </table:table-cell>
          <table:table-cell table:style-name="ce5" office:value-type="float" office:value="0.003585" calcext:value-type="float">
            <text:p>0,003585</text:p>
          </table:table-cell>
          <table:table-cell table:style-name="ce5" office:value-type="float" office:value="3.345971" calcext:value-type="float">
            <text:p>3,345971</text:p>
          </table:table-cell>
          <table:table-cell table:style-name="ce5" office:value-type="float" office:value="18.085898" calcext:value-type="float">
            <text:p>18,085898</text:p>
          </table:table-cell>
          <table:table-cell table:style-name="ce5" office:value-type="float" office:value="32.922143" calcext:value-type="float">
            <text:p>32,922143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float" office:value="0.000126" calcext:value-type="float">
            <text:p>0,000126</text:p>
          </table:table-cell>
          <table:table-cell table:style-name="ce4" office:value-type="float" office:value="0.000798" calcext:value-type="float">
            <text:p>0,000798</text:p>
          </table:table-cell>
          <table:table-cell table:style-name="ce4" office:value-type="float" office:value="0.907802" calcext:value-type="float">
            <text:p>0,907802</text:p>
          </table:table-cell>
          <table:table-cell table:style-name="ce4" office:value-type="float" office:value="2.617915" calcext:value-type="float">
            <text:p>2,617915</text:p>
          </table:table-cell>
          <table:table-cell table:style-name="ce4" office:value-type="float" office:value="5.377071" calcext:value-type="float">
            <text:p>5,377071</text:p>
          </table:table-cell>
          <table:table-cell table:style-name="ce5" office:value-type="float" office:value="0.000009" calcext:value-type="float">
            <text:p>9E-06</text:p>
          </table:table-cell>
          <table:table-cell table:style-name="ce5" office:value-type="float" office:value="0.003491" calcext:value-type="float">
            <text:p>0,003491</text:p>
          </table:table-cell>
          <table:table-cell table:style-name="ce5" office:value-type="float" office:value="3.383441" calcext:value-type="float">
            <text:p>3,383441</text:p>
          </table:table-cell>
          <table:table-cell table:style-name="ce5" office:value-type="float" office:value="18.649436" calcext:value-type="float">
            <text:p>18,649436</text:p>
          </table:table-cell>
          <table:table-cell table:style-name="ce5" office:value-type="float" office:value="29.14455" calcext:value-type="float">
            <text:p>29,14455</text:p>
          </table:table-cell>
          <table:table-cell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float" office:value="0.000107" calcext:value-type="float">
            <text:p>0,000107</text:p>
          </table:table-cell>
          <table:table-cell table:style-name="ce4" office:value-type="float" office:value="0.001604" calcext:value-type="float">
            <text:p>0,001604</text:p>
          </table:table-cell>
          <table:table-cell table:style-name="ce4" office:value-type="float" office:value="0.939624" calcext:value-type="float">
            <text:p>0,939624</text:p>
          </table:table-cell>
          <table:table-cell table:style-name="ce4" office:value-type="float" office:value="2.589067" calcext:value-type="float">
            <text:p>2,589067</text:p>
          </table:table-cell>
          <table:table-cell table:style-name="ce4" office:value-type="float" office:value="5.380553" calcext:value-type="float">
            <text:p>5,380553</text:p>
          </table:table-cell>
          <table:table-cell table:style-name="ce5" office:value-type="float" office:value="0.000009" calcext:value-type="float">
            <text:p>9E-06</text:p>
          </table:table-cell>
          <table:table-cell table:style-name="ce5" office:value-type="float" office:value="0.00388" calcext:value-type="float">
            <text:p>0,00388</text:p>
          </table:table-cell>
          <table:table-cell table:style-name="ce5" office:value-type="float" office:value="3.419639" calcext:value-type="float">
            <text:p>3,419639</text:p>
          </table:table-cell>
          <table:table-cell table:style-name="ce5" office:value-type="float" office:value="16.983314" calcext:value-type="float">
            <text:p>16,983314</text:p>
          </table:table-cell>
          <table:table-cell table:style-name="ce5" office:value-type="float" office:value="31.170469" calcext:value-type="float">
            <text:p>31,170469</text:p>
          </table:table-cell>
          <table:table-cell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float" office:value="0.000123" calcext:value-type="float">
            <text:p>0,000123</text:p>
          </table:table-cell>
          <table:table-cell table:style-name="ce4" office:value-type="float" office:value="0.000807" calcext:value-type="float">
            <text:p>0,000807</text:p>
          </table:table-cell>
          <table:table-cell table:style-name="ce4" office:value-type="float" office:value="0.911005" calcext:value-type="float">
            <text:p>0,911005</text:p>
          </table:table-cell>
          <table:table-cell table:style-name="ce4" office:value-type="float" office:value="2.596125" calcext:value-type="float">
            <text:p>2,596125</text:p>
          </table:table-cell>
          <table:table-cell table:style-name="ce4" office:value-type="float" office:value="5.361558" calcext:value-type="float">
            <text:p>5,361558</text:p>
          </table:table-cell>
          <table:table-cell table:style-name="ce5" office:value-type="float" office:value="0.00001" calcext:value-type="float">
            <text:p>1E-05</text:p>
          </table:table-cell>
          <table:table-cell table:style-name="ce5" office:value-type="float" office:value="0.003491" calcext:value-type="float">
            <text:p>0,003491</text:p>
          </table:table-cell>
          <table:table-cell table:style-name="ce5" office:value-type="float" office:value="3.153817" calcext:value-type="float">
            <text:p>3,153817</text:p>
          </table:table-cell>
          <table:table-cell table:style-name="ce5" office:value-type="float" office:value="17.229628" calcext:value-type="float">
            <text:p>17,229628</text:p>
          </table:table-cell>
          <table:table-cell table:style-name="ce5" office:value-type="float" office:value="29.754213" calcext:value-type="float">
            <text:p>29,75421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4" table:formula="of:=AVERAGE([.B4:.B18])" office:value-type="float" office:value="0.000298333333333333" calcext:value-type="float">
            <text:p>0,000298333333333</text:p>
          </table:table-cell>
          <table:table-cell table:style-name="ce4" table:formula="of:=AVERAGE([.C4:.C18])" office:value-type="float" office:value="0.0015792" calcext:value-type="float">
            <text:p>0,0015792</text:p>
          </table:table-cell>
          <table:table-cell table:style-name="ce4" table:formula="of:=AVERAGE([.D4:.D18])" office:value-type="float" office:value="0.8760016" calcext:value-type="float">
            <text:p>0,8760016</text:p>
          </table:table-cell>
          <table:table-cell table:style-name="ce4" table:formula="of:=AVERAGE([.E4:.E18])" office:value-type="float" office:value="2.54298386666667" calcext:value-type="float">
            <text:p>2,54298386666667</text:p>
          </table:table-cell>
          <table:table-cell table:style-name="ce4" table:formula="of:=AVERAGE([.F4:.F18])" office:value-type="float" office:value="5.35568233333333" calcext:value-type="float">
            <text:p>5,35568233333333</text:p>
          </table:table-cell>
          <table:table-cell table:style-name="ce4" table:formula="of:=AVERAGE([.G4:.G18])" office:value-type="float" office:value="0.0000133333333333333" calcext:value-type="float">
            <text:p>1,33333333333333E-05</text:p>
          </table:table-cell>
          <table:table-cell table:style-name="ce4" table:formula="of:=AVERAGE([.H4:.H18])" office:value-type="float" office:value="0.00427553333333333" calcext:value-type="float">
            <text:p>0,004275533333333</text:p>
          </table:table-cell>
          <table:table-cell table:style-name="ce4" table:formula="of:=AVERAGE([.I4:.I18])" office:value-type="float" office:value="4.42638386666667" calcext:value-type="float">
            <text:p>4,42638386666667</text:p>
          </table:table-cell>
          <table:table-cell table:style-name="ce4" table:formula="of:=AVERAGE([.J4:.J18])" office:value-type="float" office:value="11.6891019333333" calcext:value-type="float">
            <text:p>11,6891019333333</text:p>
          </table:table-cell>
          <table:table-cell table:style-name="ce4" table:formula="of:=AVERAGE([.K4:.K18])" office:value-type="float" office:value="30.6841397333333" calcext:value-type="float">
            <text:p>30,68413973333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ster</text:p>
          </table:table-cell>
          <table:table-cell table:formula="of:=[.G19]/[.B19]" office:value-type="float" office:value="0.0446927374301676" calcext:value-type="float">
            <text:p>0,044692737430168</text:p>
          </table:table-cell>
          <table:table-cell table:formula="of:=[.H19]/[.C19]" office:value-type="float" office:value="2.70740459304289" calcext:value-type="float">
            <text:p>2,70740459304289</text:p>
          </table:table-cell>
          <table:table-cell table:formula="of:=[.I19]/[.D19]" office:value-type="float" office:value="5.05294039036763" calcext:value-type="float">
            <text:p>5,05294039036763</text:p>
          </table:table-cell>
          <table:table-cell table:formula="of:=[.J19]/[.E19]" office:value-type="float" office:value="4.59660876600659" calcext:value-type="float">
            <text:p>4,59660876600659</text:p>
          </table:table-cell>
          <table:table-cell table:formula="of:=[.K19]/[.F19]" office:value-type="float" office:value="5.72926806027268" calcext:value-type="float">
            <text:p>5,72926806027268</text:p>
          </table:table-cell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9T14:22:14.359594719</meta:creation-date>
    <dc:date>2020-10-09T14:39:06.230201551</dc:date>
    <meta:editing-duration>PT16M49S</meta:editing-duration>
    <meta:editing-cycles>8</meta:editing-cycles>
    <meta:generator>LibreOffice/6.0.7.3$Linux_X86_64 LibreOffice_project/00m0$Build-3</meta:generator>
    <meta:document-statistic meta:table-count="1" meta:cell-count="1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8cm" svg:y="3.952cm" style:legend-expansion="high" chart:style-name="ch2"/>
        <chart:plot-area chart:style-name="ch3" table:cell-range-address="Sheet1.B3:Sheet1.F3 Sheet1.B1:Sheet1.B1 Sheet1.B19:Sheet1.K19 Sheet1.G1:Sheet1.G1" chart:data-source-has-labels="both" svg:x="0.32cm" svg:y="0.18cm" svg:width="12.878cm" svg:height="8.64cm">
          <chartooo:coordinate-region svg:x="0.941cm" svg:y="0.379cm" svg:width="12.257cm" svg:height="7.794cm"/>
          <chart:axis chart:dimension="x" chart:name="primary-x" chart:style-name="ch4" chartooo:axis-type="auto">
            <chartooo:date-scale/>
            <chart:categories table:cell-range-address="Sheet1.C3:Sheet1.F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9:Sheet1.F19" chart:label-cell-address="Sheet1.B1:Sheet1.B1" chart:class="chart:line">
            <chart:data-point chart:repeated="5"/>
          </chart:series>
          <chart:series chart:style-name="ch7" chart:values-cell-range-address="Sheet1.G19:Sheet1.K19" chart:label-cell-address="Sheet1.G1:Sheet1.G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heet1.C3:Sheet1.F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Parallel</text:p>
                <draw:g>
                  <svg:desc>Sheet1.B1:Sheet1.B1</svg:desc>
                </draw:g>
              </table:table-cell>
              <table:table-cell office:value-type="float" office:value="0.000298333333333333">
                <text:p>0.000298333333333333</text:p>
                <draw:g>
                  <svg:desc>Sheet1.B19:Sheet1.F19</svg:desc>
                </draw:g>
              </table:table-cell>
              <table:table-cell office:value-type="float" office:value="0.0015792">
                <text:p>0.0015792</text:p>
              </table:table-cell>
              <table:table-cell office:value-type="float" office:value="0.8760016">
                <text:p>0.8760016</text:p>
              </table:table-cell>
              <table:table-cell office:value-type="float" office:value="2.54298386666667">
                <text:p>2.54298386666667</text:p>
              </table:table-cell>
              <table:table-cell office:value-type="float" office:value="5.35568233333333">
                <text:p>5.35568233333333</text:p>
              </table:table-cell>
            </table:table-row>
            <table:table-row>
              <table:table-cell office:value-type="string">
                <text:p>Serial</text:p>
                <draw:g>
                  <svg:desc>Sheet1.G1:Sheet1.G1</svg:desc>
                </draw:g>
              </table:table-cell>
              <table:table-cell office:value-type="float" office:value="0.0000133333333333333">
                <text:p>0.0000133333333333333</text:p>
                <draw:g>
                  <svg:desc>Sheet1.G19:Sheet1.K19</svg:desc>
                </draw:g>
              </table:table-cell>
              <table:table-cell office:value-type="float" office:value="0.00427553333333333">
                <text:p>0.00427553333333333</text:p>
              </table:table-cell>
              <table:table-cell office:value-type="float" office:value="4.42638386666667">
                <text:p>4.42638386666667</text:p>
              </table:table-cell>
              <table:table-cell office:value-type="float" office:value="11.6891019333333">
                <text:p>11.6891019333333</text:p>
              </table:table-cell>
              <table:table-cell office:value-type="float" office:value="30.6841397333333">
                <text:p>30.6841397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